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f0d" officeooo:paragraph-rsid="0016ff0d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16ff0d" officeooo:paragraph-rsid="0016ff0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icus</text:p>
      <text:p text:style-name="P1"/>
      <text:p text:style-name="P2">Lolomatic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1T04:17:08.781863785</meta:creation-date>
    <dc:date>2021-06-21T04:18:22.988593880</dc:date>
    <meta:editing-duration>PT1M16S</meta:editing-duration>
    <meta:editing-cycles>1</meta:editing-cycles>
    <meta:document-statistic meta:table-count="0" meta:image-count="0" meta:object-count="0" meta:page-count="1" meta:paragraph-count="2" meta:word-count="2" meta:character-count="18" meta:non-whitespace-character-count="18"/>
    <meta:generator>LibreOffice/7.1.4.2$Linux_X86_64 LibreOffice_project/a529a4fab45b75fefc5b6226684193eb000654f6</meta:generator>
  </office:meta>
</office:document-meta>
</file>